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mbria"/>
    </style:style>
    <style:style style:name="P2" style:parent-style-name="Normal" style:family="paragraph">
      <style:text-properties style:font-name="Cambria"/>
    </style:style>
    <style:style style:name="P3" style:parent-style-name="Párrafodelista" style:list-style-name="LFO1" style:family="paragraph">
      <style:paragraph-properties fo:margin-bottom="0in" fo:line-height="150%"/>
      <style:text-properties style:font-name="Cambria"/>
    </style:style>
    <style:style style:name="TableColumn5" style:family="table-column">
      <style:table-column-properties style:column-width="2.7527in"/>
    </style:style>
    <style:style style:name="TableColumn6" style:family="table-column">
      <style:table-column-properties style:column-width="2.8027in"/>
    </style:style>
    <style:style style:name="Table4" style:family="table">
      <style:table-properties style:width="5.5555in" fo:margin-left="0.5in" table:align="left"/>
    </style:style>
    <style:style style:name="TableRow7" style:family="table-row">
      <style:table-row-properties style:min-row-height="0.2201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Párrafodelista" style:family="paragraph">
      <style:paragraph-properties fo:text-align="center" fo:margin-bottom="0in" fo:line-height="150%" fo:margin-left="0in">
        <style:tab-stops/>
      </style:paragraph-properties>
      <style:text-properties style:font-name="Cambria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Párrafodelista" style:family="paragraph">
      <style:paragraph-properties fo:text-align="center" fo:margin-bottom="0in" fo:line-height="150%" fo:margin-left="0in">
        <style:tab-stops/>
      </style:paragraph-properties>
      <style:text-properties style:font-name="Cambria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Párrafodelista" style:family="paragraph">
      <style:paragraph-properties fo:margin-bottom="0in" fo:line-height="150%" fo:margin-left="0in">
        <style:tab-stops/>
      </style:paragraph-properties>
      <style:text-properties style:font-name="Cambria"/>
    </style:style>
    <style:style style:name="P57" style:parent-style-name="Párrafodelista" style:family="paragraph">
      <style:paragraph-properties fo:margin-bottom="0in" fo:line-height="150%"/>
      <style:text-properties style:font-name="Cambria"/>
    </style:style>
  </office:automatic-styles>
  <office:body>
    <office:text text:use-soft-page-breaks="true">
      <text:p text:style-name="P1">Evaluación interna consistencia:</text:p>
      <text:p text:style-name="P2"/>
      <text:list text:style-name="LFO1" text:continue-numbering="true">
        <text:list-item>
          <text:p text:style-name="P3">Entradas v/s Requerimientos funcionales</text:p>
        </text:list-item>
      </text:list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ntradas</text:p>
          </table:table-cell>
          <table:table-cell table:style-name="TableCell10">
            <text:p text:style-name="P11">Requerimientos funcionales</text:p>
          </table:table-cell>
        </table:table-row>
        <table:table-row table:style-name="TableRow12">
          <table:table-cell table:style-name="TableCell13">
            <text:p text:style-name="P14">DE_01 Login</text:p>
          </table:table-cell>
          <table:table-cell table:style-name="TableCell15">
            <text:p text:style-name="P16">No tiene relacionado</text:p>
          </table:table-cell>
        </table:table-row>
        <table:table-row table:style-name="TableRow17">
          <table:table-cell table:style-name="TableCell18">
            <text:p text:style-name="P19">DE_02 Filtro de práctica</text:p>
          </table:table-cell>
          <table:table-cell table:style-name="TableCell20">
            <text:p text:style-name="P21">RF_03 Listar prácticas</text:p>
          </table:table-cell>
        </table:table-row>
        <table:table-row table:style-name="TableRow22">
          <table:table-cell table:style-name="TableCell23">
            <text:p text:style-name="P24">DE_03 Ingresar oferta de práctica</text:p>
          </table:table-cell>
          <table:table-cell table:style-name="TableCell25">
            <text:p text:style-name="P26">RF_01 Ingresar oferta de práctica<text:bookmark-start text:name="_GoBack"/><text:bookmark-end text:name="_GoBack"/>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Grandón Hidalgo</meta:initial-creator>
    <dc:creator>Manuel Grandón Hidalgo</dc:creator>
    <meta:creation-date>2014-04-04T13:55:00Z</meta:creation-date>
    <dc:date>2014-04-05T01:19:00Z</dc:date>
    <meta:template xlink:href="Normal" xlink:type="simple"/>
    <meta:editing-cycles>2</meta:editing-cycles>
    <meta:editing-duration>PT600S</meta:editing-duration>
    <meta:document-statistic meta:page-count="1" meta:paragraph-count="1" meta:word-count="43" meta:character-count="281" meta:row-count="1" meta:non-whitespace-character-count="239"/>
  </office:meta>
</office:document-meta>
</file>